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2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3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4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ef53a0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19" style:family="paragraph" style:parent-style-name="Standard">
      <style:text-properties officeooo:paragraph-rsid="01df9e60"/>
    </style:style>
    <style:style style:name="P20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5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6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27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28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1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officeooo:paragraph-rsid="01ec0486"/>
    </style:style>
    <style:style style:name="P37" style:family="paragraph" style:parent-style-name="Text_20_body">
      <style:text-properties officeooo:paragraph-rsid="01f3504e"/>
    </style:style>
    <style:style style:name="P38" style:family="paragraph" style:parent-style-name="Text_20_body">
      <style:text-properties officeooo:paragraph-rsid="020335e3"/>
    </style:style>
    <style:style style:name="P39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40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7c3d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16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17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18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19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20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1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22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23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24" style:family="text">
      <style:text-properties style:font-name="DejaVu Sans" fo:font-size="28pt" style:font-size-asian="28pt" style:font-size-complex="28pt"/>
    </style:style>
    <style:style style:name="T25" style:family="text">
      <style:text-properties style:font-name="DejaVu Sans" fo:font-size="28pt" officeooo:rsid="01e5c0c0" style:font-size-asian="28pt" style:font-size-complex="28pt"/>
    </style:style>
    <style:style style:name="T26" style:family="text">
      <style:text-properties fo:language="fr" fo:country="FR" style:text-underline-style="none"/>
    </style:style>
    <style:style style:name="T27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28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29" style:family="text">
      <style:text-properties fo:language="fr" fo:country="FR" style:text-underline-style="none" fo:font-weight="normal" style:font-weight-asian="normal" style:font-weight-complex="normal"/>
    </style:style>
    <style:style style:name="T30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31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32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33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34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35" style:family="text">
      <style:text-properties fo:language="fr" fo:country="FR" style:text-underline-style="none" officeooo:rsid="00fc82d5"/>
    </style:style>
    <style:style style:name="T36" style:family="text">
      <style:text-properties fo:language="fr" fo:country="FR" style:text-underline-style="none" officeooo:rsid="01e98805"/>
    </style:style>
    <style:style style:name="T37" style:family="text">
      <style:text-properties fo:language="fr" fo:country="FR" style:text-underline-style="none" officeooo:rsid="01ec0486"/>
    </style:style>
    <style:style style:name="T38" style:family="text">
      <style:text-properties fo:language="fr" fo:country="FR" style:text-underline-style="none" officeooo:rsid="01ec78d1"/>
    </style:style>
    <style:style style:name="T39" style:family="text">
      <style:text-properties fo:language="fr" fo:country="FR" style:text-underline-style="none" officeooo:rsid="01eecca3"/>
    </style:style>
    <style:style style:name="T40" style:family="text">
      <style:text-properties fo:language="fr" fo:country="FR" style:text-underline-style="none" officeooo:rsid="01f0c9c4"/>
    </style:style>
    <style:style style:name="T41" style:family="text">
      <style:text-properties fo:language="fr" fo:country="FR" style:text-underline-style="none" officeooo:rsid="01f90ce1"/>
    </style:style>
    <style:style style:name="T42" style:family="text">
      <style:text-properties fo:language="fr" fo:country="FR" style:text-underline-style="none" officeooo:rsid="01f9aa9d"/>
    </style:style>
    <style:style style:name="T43" style:family="text">
      <style:text-properties fo:language="fr" fo:country="FR" style:text-underline-style="none" officeooo:rsid="01f9aa9f"/>
    </style:style>
    <style:style style:name="T44" style:family="text">
      <style:text-properties officeooo:rsid="01f90ce1"/>
    </style:style>
    <style:style style:name="T45" style:family="text">
      <style:text-properties officeooo:rsid="01fa68b2"/>
    </style:style>
    <style:style style:name="T46" style:family="text">
      <style:text-properties officeooo:rsid="01fbdb91"/>
    </style:style>
    <style:style style:name="T47" style:family="text">
      <style:text-properties officeooo:rsid="01fda1b1"/>
    </style:style>
    <style:style style:name="T48" style:family="text">
      <style:text-properties officeooo:rsid="01fdbb06"/>
    </style:style>
    <style:style style:name="T49" style:family="text">
      <style:text-properties officeooo:rsid="01fde05b"/>
    </style:style>
    <style:style style:name="T50" style:family="text">
      <style:text-properties officeooo:rsid="01fecdf3"/>
    </style:style>
    <style:style style:name="T51" style:family="text">
      <style:text-properties officeooo:rsid="02020cf8"/>
    </style:style>
    <style:style style:name="T52" style:family="text">
      <style:text-properties officeooo:rsid="0207c3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2">Première année</text:p>
      <text:h text:style-name="P1" text:outline-level="2"/>
      <text:p text:style-name="P20"/>
      <text:h text:style-name="P1" text:outline-level="2"/>
      <text:p text:style-name="Title"><text:span text:style-name="T20">Compte-rendu </text:span><text:span text:style-name="T21">PROJET</text:span></text:p>
      <text:h text:style-name="P39" text:outline-level="3"/>
      <text:h text:style-name="P40" text:outline-level="3">C++</text:h>
      <text:p text:style-name="P23"/>
      <text:p text:style-name="P18">...</text:p>
      <text:p text:style-name="P24"/>
      <text:p text:style-name="P21"/>
      <text:p text:style-name="P21"/>
      <text:p text:style-name="P21"/>
      <text:p text:style-name="P15"/>
      <text:p text:style-name="P16"/>
      <text:p text:style-name="P6">Jolan OSTER – 197451 <text:s text:c="41"/>2021/2021</text:p>
      <text:p text:style-name="P17"><text:span text:style-name="T18">Groupe Apprenti <text:s text:c="18"/></text:span><text:span text:style-name="T19"><text:tab/><text:tab/><text:tab/><text:tab/>...</text:span></text:p>
      <text:h text:style-name="P41" text:outline-level="1"><text:span text:style-name="Strong_20_Emphasis"><text:span text:style-name="T25">SEMAINE - </text:span></text:span><text:span text:style-name="Strong_20_Emphasis"><text:span text:style-name="T24">TASK_0</text:span></text:span></text:h>
      <text:h text:style-name="P5" text:outline-level="2"><text:bookmark text:name="page3R_mcid5"/><text:span text:style-name="T22">Exercice </text:span><text:span text:style-name="T23">A</text:span><text:span text:style-name="T22">. Exécution</text:span></text:h>
      <text:p text:style-name="P7"/>
      <text:p text:style-name="P11"><text:span text:style-name="T30">C →</text:span><text:span text:style-name="T29"> Appelle un avion</text:span></text:p>
      <text:p text:style-name="P8">F → Plein écran</text:p>
      <text:p text:style-name="P11"><text:span text:style-name="T29">X, </text:span><text:span text:style-name="T34">Q</text:span><text:span text:style-name="T29"> → Ferme le programme</text:span></text:p>
      <text:p text:style-name="P8"/>
      <text:p text:style-name="P14"><text:span text:style-name="T29">L’avion atterrit </text:span><text:span text:style-name="T33">à</text:span><text:span text:style-name="T29"> l’aéroport, ce gars, redécolle, fait un tour dans le ciel avant de recommencer.</text:span></text:p>
      <text:p text:style-name="P8"/>
      <text:p text:style-name="P13"><text:span text:style-name="T29">Affichage lors du parcours de la boucle </text:span><text:span text:style-name="T32">d’un avion</text:span><text:span text:style-name="T29"> :</text:span></text:p>
      <text:p text:style-name="P19"><text:span text:style-name="T2">&lt;ID Avion&gt;</text:span><text:span text:style-name="T3"> is now landing...</text:span></text:p>
      <text:p text:style-name="P12"><text:span text:style-name="T29">now servicing </text:span><text:span text:style-name="T31">&lt;ID Avion&gt;</text:span><text:span text:style-name="T29">...</text:span></text:p>
      <text:p text:style-name="P12"><text:span text:style-name="T29">done servicing </text:span><text:span text:style-name="T31">&lt;ID Avion&gt;</text:span></text:p>
      <text:p text:style-name="P12"><text:span text:style-name="T31">&lt;ID Avion&gt;</text:span><text:span text:style-name="T29"> lift off</text:span></text:p>
      <text:p text:style-name="P9"/>
      <text:p text:style-name="P10">Quand plusieurs avions ce suivent, les 3 premier avion commence à atterrir alors que les suivants attendent en faisant des tours jusqu’à ce que les avions décolle pour laisser leur place.</text:p>
      <text:p text:style-name="P10"/>
      <text:h text:style-name="P3" text:outline-level="2"><text:span text:style-name="T27">Exercice </text:span><text:span text:style-name="T28">B</text:span><text:span text:style-name="T27">. Exécution</text:span></text:h>
      <text:p text:style-name="P30"/>
      <text:p text:style-name="P25"><text:span text:style-name="T35">A </text:span><text:span text:style-name="T26">partir </text:span><text:span text:style-name="T36">sur la racine, on peut observer plusieurs classes et structure :</text:span></text:p>
      <text:p text:style-name="P27"><text:span text:style-name="T36">- Aircraft → représente tous les comportements </text:span><text:span text:style-name="T38">et </text:span><text:span text:style-name="T37">affichage</text:span><text:span text:style-name="T41">s</text:span><text:span text:style-name="T38"> </text:span><text:span text:style-name="T36">possible d’un avion.</text:span></text:p>
      <text:p text:style-name="P31">- AircraftType → représente toutes les possibilités <text:span text:style-name="T44">de </text:span>types d’avion possible.</text:p>
      <text:p text:style-name="P27"><text:span text:style-name="T36">- Airport → représente tous les comportements </text:span><text:span text:style-name="T38">et </text:span><text:span text:style-name="T37">affichage</text:span><text:span text:style-name="T42">s</text:span><text:span text:style-name="T37"> </text:span><text:span text:style-name="T36">possible d’un aéroport.</text:span></text:p>
      <text:p text:style-name="P32">- AirportType → représente toutes les possibilités sur les types d’ aéroport possible.</text:p>
      <text:p text:style-name="P26"><text:span text:style-name="T36">- </text:span><text:span text:style-name="T37">Point2D → </text:span><text:span text:style-name="T36">représente tous les comportements </text:span><text:span text:style-name="T38">et </text:span><text:span text:style-name="T37">affichage</text:span><text:span text:style-name="T43">s</text:span><text:span text:style-name="T37"> d’un point 2D.</text:span></text:p>
      <text:p text:style-name="P26"><text:soft-page-break/><text:span text:style-name="T36">- </text:span><text:span text:style-name="T37">Point3D → </text:span><text:span text:style-name="T36">représente tous les comportements </text:span><text:span text:style-name="T38">et </text:span><text:span text:style-name="T37">affichage</text:span><text:span text:style-name="T43">s</text:span><text:span text:style-name="T37"> d’un point 3D.</text:span></text:p>
      <text:p text:style-name="P33">- <text:span text:style-name="T45">Runway → représente une piste d’atterrissage par rapport à des points 3D.</text:span></text:p>
      <text:p text:style-name="P33">- <text:span text:style-name="T46">Terminal → représente le lieu de débarquement d’un avion ainsi que les actions depuis l’arrivé d’un avion jusqu’à son départ.</text:span></text:p>
      <text:p text:style-name="P33">- <text:span text:style-name="T47">TowerSimulation → représente l’interface utilisateur pour le jeu, avec les détections de touche </text:span><text:span text:style-name="T48">et les actions rattaché, ainsi que l’</text:span><text:span text:style-name="T47">affichage d’information sur le terminal.</text:span></text:p>
      <text:p text:style-name="P33">- <text:span text:style-name="T49">Tower → représente le comportement d’un avion pour l’approche d’un aéroport. Toutes les actions que doivent effectué un avion de son arrivé jusqu’à son départ.</text:span></text:p>
      <text:p text:style-name="P33">- <text:span text:style-name="T50">Displayable → </text:span><text:span text:style-name="T51">représente la profondeur sur le plan 3D</text:span></text:p>
      <text:p text:style-name="P36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4">- <text:span text:style-name="T50">Texture2D → représente l’affichage d’un objet grace a une image et a ses caractéristiques.</text:span></text:p>
      <text:p text:style-name="P33"/>
      <text:p text:style-name="P33">….</text:p>
      <text:p text:style-name="P33"/>
      <text:h text:style-name="P4" text:outline-level="2"><text:span text:style-name="T27">Exercice </text:span><text:span text:style-name="T28">B</text:span><text:span text:style-name="T27">. Exécution</text:span></text:h>
      <text:p text:style-name="P28"/>
      <text:p text:style-name="P29"><text:span text:style-name="T27">1-</text:span><text:span text:style-name="T35"> </text:span><text:span text:style-name="T26">Dans le fichier « aircraft_types.hpp », dans la méthode « init_aircraft_types », chaque ligne est une déclaration d’un nouvelle avion et la deuxième valeur est le nombre max de vitesse possible.</text:span><text:span text:style-name="T39"><text:line-break/>La vitesse du concorde passe de </text:span><text:span text:style-name="T40">0</text:span><text:span text:style-name="T39">.05 </text:span><text:span text:style-name="T40">à</text:span><text:span text:style-name="T39"> </text:span><text:span text:style-name="T40">0</text:span><text:span text:style-name="T39">.1.</text:span></text:p>
      <text:p text:style-name="P35"/>
      <text:p text:style-name="P37"><text:span text:style-name="T15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38"><text:span text:style-name="T16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2"/>
      <text:p text:style-name="P43"><text:span text:style-name="T17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43"><text:span text:style-name="T14">Cependant on peut pas supprimer un avion a ce moment la, il faut faire remonter l’information jusqu’à la boucle qui effectue les actions de chaque objet pour pouvoir les supprime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3-04T18:24:50.993348254</dc:date>
    <meta:editing-duration>P7DT2H57M50S</meta:editing-duration>
    <meta:editing-cycles>458</meta:editing-cycles>
    <meta:generator>LibreOffice/6.4.7.2$Linux_X86_64 LibreOffice_project/40$Build-2</meta:generator>
    <meta:document-statistic meta:table-count="0" meta:image-count="0" meta:object-count="0" meta:page-count="4" meta:paragraph-count="41" meta:word-count="566" meta:character-count="3474" meta:non-whitespace-character-count="2877"/>
  </office:meta>
</office:document-meta>
</file>